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700000105FBD4AA70F9997D87.png" manifest:media-type="image/png"/>
  <manifest:file-entry manifest:full-path="Pictures/100169080000D4A0000061E0B4E52064FEDBADE4.pdf" manifest:media-type="application/pdf"/>
  <manifest:file-entry manifest:full-path="Pictures/10000001000002370000010545A65D9DA2F1E69A.png" manifest:media-type="image/png"/>
  <manifest:file-entry manifest:full-path="Pictures/100168A00000D4A0000061E09D01652EEAB78F99.pdf" manifest:media-type="application/pdf"/>
  <manifest:file-entry manifest:full-path="Pictures/10000001000002370000010547265E37C361FAF1.png" manifest:media-type="image/png"/>
  <manifest:file-entry manifest:full-path="Pictures/100000010000023700000105B97C2E1A76EEE42C.png" manifest:media-type="image/png"/>
  <manifest:file-entry manifest:full-path="Pictures/100152C20000D4A0000061E09BEA50579DEC561E.pdf" manifest:media-type="application/pdf"/>
  <manifest:file-entry manifest:full-path="Pictures/1001525A0000D4A0000061E019B933D029BA7641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Imagen2" text:anchor-type="char" svg:x="0cm" svg:y="0.18cm" svg:width="17cm" svg:height="7.825cm" draw:z-index="1"><draw:image xlink:href="Pictures/1001525A0000D4A0000061E019B933D029BA7641.pdf" xlink:type="simple" xlink:show="embed" xlink:actuate="onLoad" draw:mime-type="application/pdf"/><draw:image xlink:href="Pictures/100000010000023700000105B97C2E1A76EEE42C.png" xlink:type="simple" xlink:show="embed" xlink:actuate="onLoad" draw:mime-type="image/png"/></draw:frame><draw:frame draw:style-name="fr3" draw:name="Imagen1" text:anchor-type="char" svg:x="-0.062cm" svg:y="8.322cm" svg:width="17cm" svg:height="7.825cm" draw:z-index="0"><draw:image xlink:href="Pictures/100152C20000D4A0000061E09BEA50579DEC561E.pdf" xlink:type="simple" xlink:show="embed" xlink:actuate="onLoad" draw:mime-type="application/pdf"/><draw:image xlink:href="Pictures/10000001000002370000010547265E37C361FAF1.png" xlink:type="simple" xlink:show="embed" xlink:actuate="onLoad" draw:mime-type="image/png"/></draw:frame></text:p>
      <text:p text:style-name="Standard"/>
      <text:p text:style-name="Standard"><draw:frame draw:style-name="fr2" draw:name="Imagen3" text:anchor-type="char" svg:width="17cm" svg:height="7.825cm" draw:z-index="2"><draw:image xlink:href="Pictures/100168A00000D4A0000061E09D01652EEAB78F99.pdf" xlink:type="simple" xlink:show="embed" xlink:actuate="onLoad" draw:mime-type="application/pdf"/><draw:image xlink:href="Pictures/10000001000002370000010545A65D9DA2F1E69A.png" xlink:type="simple" xlink:show="embed" xlink:actuate="onLoad" draw:mime-type="image/png"/></draw:frame></text:p>
      <text:p text:style-name="Standard"><draw:frame draw:style-name="fr1" draw:name="Imagen4" text:anchor-type="char" svg:width="17cm" svg:height="7.825cm" draw:z-index="3"><draw:image xlink:href="Pictures/100169080000D4A0000061E0B4E52064FEDBADE4.pdf" xlink:type="simple" xlink:show="embed" xlink:actuate="onLoad" draw:mime-type="application/pdf"/><draw:image xlink:href="Pictures/100000010000023700000105FBD4AA70F9997D8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21:37:25.086792517</meta:creation-date>
    <dc:date>2023-03-23T21:56:53.448342970</dc:date>
    <meta:editing-duration>PT9M18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